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173f10" officeooo:paragraph-rsid="001542fe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line-height="150%"/>
      <style:text-properties fo:font-variant="normal" fo:text-transform="none" fo:color="#000000" style:font-name="Liberation Serif" fo:font-size="15pt" fo:letter-spacing="normal" fo:font-style="normal" fo:font-weight="normal" officeooo:paragraph-rsid="001542f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Liberation Serif" fo:font-size="15pt" fo:letter-spacing="normal" fo:font-style="normal" fo:font-weight="bold" officeooo:paragraph-rsid="001542f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/>
      <style:text-properties fo:font-variant="normal" fo:text-transform="none" fo:color="#0000cc" style:font-name="Liberation Serif" fo:font-size="15pt" fo:letter-spacing="normal" fo:font-style="normal" style:text-underline-style="solid" style:text-underline-width="auto" style:text-underline-color="font-color" fo:font-weight="normal" officeooo:rsid="001e4734" officeooo:paragraph-rsid="001542f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0000cc" style:font-name="Liberation Serif" fo:font-size="15pt" fo:letter-spacing="normal" fo:font-style="normal" style:text-underline-style="solid" style:text-underline-width="auto" style:text-underline-color="font-color" fo:font-weight="normal" officeooo:rsid="001fcbf7" officeooo:paragraph-rsid="001542f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/>
      <style:text-properties fo:font-variant="normal" fo:text-transform="none" fo:color="#0000cc" style:font-name="Liberation Serif" fo:font-size="15pt" fo:letter-spacing="normal" fo:font-style="normal" style:text-underline-style="none" fo:font-weight="normal" officeooo:rsid="001e4734" officeooo:paragraph-rsid="001542f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/>
      <style:text-properties fo:font-variant="normal" fo:text-transform="none" fo:color="#0000cc" style:font-name="Liberation Serif" fo:font-size="15pt" fo:letter-spacing="normal" fo:font-style="normal" fo:font-weight="normal" officeooo:paragraph-rsid="001542f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200%"/>
      <style:text-properties officeooo:rsid="000836db" officeooo:paragraph-rsid="001542fe"/>
    </style:style>
    <style:style style:name="P9" style:family="paragraph" style:parent-style-name="Standard">
      <style:text-properties officeooo:rsid="000836db" officeooo:paragraph-rsid="001542fe"/>
    </style:style>
    <style:style style:name="P10" style:family="paragraph" style:parent-style-name="Standard">
      <style:paragraph-properties fo:line-height="200%"/>
      <style:text-properties fo:font-size="14pt" officeooo:rsid="000836db" officeooo:paragraph-rsid="001542fe" style:font-size-asian="14pt" style:font-size-complex="14pt"/>
    </style:style>
    <style:style style:name="P11" style:family="paragraph" style:parent-style-name="Standard">
      <style:paragraph-properties fo:line-height="200%"/>
      <style:text-properties officeooo:paragraph-rsid="001542fe"/>
    </style:style>
    <style:style style:name="P12" style:family="paragraph" style:parent-style-name="Standard">
      <style:text-properties fo:font-weight="normal" officeooo:rsid="0007ba3a" officeooo:paragraph-rsid="001542fe" style:font-weight-asian="normal" style:font-weight-complex="normal"/>
    </style:style>
    <style:style style:name="P13" style:family="paragraph" style:parent-style-name="Standard">
      <style:text-properties fo:font-weight="bold" officeooo:rsid="0007ba3a" officeooo:paragraph-rsid="001542fe" style:font-weight-asian="bold" style:font-weight-complex="bold"/>
    </style:style>
    <style:style style:name="P14" style:family="paragraph" style:parent-style-name="Standard">
      <style:text-properties style:font-name="Liberation Serif" fo:font-weight="normal" officeooo:paragraph-rsid="001542fe"/>
    </style:style>
    <style:style style:name="P15" style:family="paragraph" style:parent-style-name="Standard">
      <style:paragraph-properties fo:line-height="150%"/>
      <style:text-properties fo:font-size="15pt" fo:font-weight="normal" officeooo:paragraph-rsid="001542fe"/>
    </style:style>
    <style:style style:name="P16" style:family="paragraph" style:parent-style-name="Standard">
      <style:paragraph-properties fo:line-height="150%"/>
      <style:text-properties fo:color="#000099" fo:font-size="15pt" style:text-underline-style="solid" style:text-underline-width="auto" style:text-underline-color="font-color" fo:font-weight="normal" officeooo:rsid="0027805b" officeooo:paragraph-rsid="001542fe"/>
    </style:style>
    <style:style style:name="P17" style:family="paragraph" style:parent-style-name="Standard">
      <style:text-properties officeooo:paragraph-rsid="001542fe"/>
    </style:style>
    <style:style style:name="P18" style:family="paragraph" style:parent-style-name="Standard">
      <style:paragraph-properties fo:break-before="page"/>
      <style:text-properties fo:font-weight="bold" officeooo:rsid="0007ba3a" officeooo:paragraph-rsid="001542fe" style:font-weight-asian="bold" style:font-weight-complex="bold"/>
    </style:style>
    <style:style style:name="P19" style:family="paragraph" style:parent-style-name="Standard" style:master-page-name="">
      <style:paragraph-properties fo:line-height="150%" style:page-number="auto" fo:break-before="auto" fo:break-after="auto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173f10" officeooo:paragraph-rsid="001542fe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a3a" style:font-weight-asian="bold" style:font-weight-complex="bold"/>
    </style:style>
    <style:style style:name="T3" style:family="text">
      <style:text-properties fo:font-weight="bold" officeooo:rsid="0012c409" style:font-weight-asian="bold" style:font-weight-complex="bold"/>
    </style:style>
    <style:style style:name="T4" style:family="text">
      <style:text-properties officeooo:rsid="00225328"/>
    </style:style>
    <style:style style:name="T5" style:family="text">
      <style:text-properties fo:font-size="14pt" fo:font-weight="bold" officeooo:rsid="0007ba3a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7ba3a" style:font-size-asian="14pt" style:font-size-complex="14pt"/>
    </style:style>
    <style:style style:name="T8" style:family="text">
      <style:text-properties fo:font-size="14pt" fo:font-weight="normal" officeooo:rsid="0007ba3a" style:font-size-asian="14pt" style:font-weight-asian="normal" style:font-size-complex="14pt" style:font-weight-complex="normal"/>
    </style:style>
    <style:style style:name="T9" style:family="text">
      <style:text-properties fo:font-size="14pt" fo:font-style="normal" fo:font-weight="normal" officeooo:rsid="0007ba3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bold" officeooo:rsid="00095c28" style:font-size-asian="14pt" style:font-weight-asian="bold" style:font-size-complex="14pt" style:font-weight-complex="bold"/>
    </style:style>
    <style:style style:name="T11" style:family="text">
      <style:text-properties fo:font-size="15pt" style:text-underline-style="none" officeooo:rsid="00095c28" style:font-size-asian="15pt" style:font-weight-asian="normal" style:font-size-complex="15pt" style:font-weight-complex="normal"/>
    </style:style>
    <style:style style:name="T12" style:family="text">
      <style:text-properties officeooo:rsid="0012c409"/>
    </style:style>
    <style:style style:name="T13" style:family="text">
      <style:text-properties fo:color="#000099" style:text-underline-style="none" fo:font-weight="bold" officeooo:rsid="001e4734" style:font-size-asian="15pt" style:font-weight-asian="bold" style:font-size-complex="15pt" style:font-weight-complex="bold"/>
    </style:style>
    <style:style style:name="T14" style:family="text">
      <style:text-properties fo:color="#000099" style:text-underline-style="none" fo:font-weight="bold" officeooo:rsid="000ac7df" style:font-size-asian="15pt" style:font-weight-asian="bold" style:font-size-complex="15pt" style:font-weight-complex="bold"/>
    </style:style>
    <style:style style:name="T15" style:family="text">
      <style:text-properties officeooo:rsid="002793bd"/>
    </style:style>
    <style:style style:name="T16" style:family="text">
      <style:text-properties fo:color="#000000"/>
    </style:style>
    <style:style style:name="T17" style:family="text">
      <style:text-properties fo:color="#000000" officeooo:rsid="001efe6d"/>
    </style:style>
    <style:style style:name="T18" style:family="text">
      <style:text-properties fo:color="#000000" officeooo:rsid="00247d5c"/>
    </style:style>
    <style:style style:name="T19" style:family="text">
      <style:text-properties fo:color="#000000" officeooo:rsid="001fcbf7"/>
    </style:style>
    <style:style style:name="T20" style:family="text">
      <style:text-properties fo:color="#000000" style:text-underline-style="none" officeooo:rsid="001fcbf7"/>
    </style:style>
    <style:style style:name="T21" style:family="text">
      <style:text-properties fo:color="#000000" style:text-underline-style="none" fo:font-weight="bold" officeooo:rsid="001fcbf7" style:font-weight-asian="bold" style:font-weight-complex="bold"/>
    </style:style>
    <style:style style:name="T22" style:family="text">
      <style:text-properties fo:color="#000000" style:text-underline-style="none" officeooo:rsid="00247d5c"/>
    </style:style>
    <style:style style:name="T23" style:family="text">
      <style:text-properties fo:color="#000000" style:text-underline-style="none" officeooo:rsid="0020d51a"/>
    </style:style>
    <style:style style:name="T24" style:family="text">
      <style:text-properties fo:color="#000000" style:text-position="super 58%" style:text-underline-style="none" officeooo:rsid="001fcbf7"/>
    </style:style>
    <style:style style:name="T25" style:family="text">
      <style:text-properties style:text-underline-style="none" fo:font-weight="normal" officeooo:rsid="000c0708" style:font-size-asian="15pt" style:font-weight-asian="normal" style:font-size-complex="15pt" style:font-weight-complex="normal"/>
    </style:style>
    <style:style style:name="T26" style:family="text">
      <style:text-properties style:text-underline-style="none" fo:font-weight="normal" officeooo:rsid="0020d51a" style:font-size-asian="15pt" style:font-weight-asian="normal" style:font-size-complex="15pt" style:font-weight-complex="normal"/>
    </style:style>
    <style:style style:name="T27" style:family="text">
      <style:text-properties style:text-underline-style="none" fo:font-weight="normal" officeooo:rsid="00175b5e" style:font-size-asian="15pt" style:font-weight-asian="normal" style:font-size-complex="15pt" style:font-weight-complex="normal"/>
    </style:style>
    <style:style style:name="T28" style:family="text">
      <style:text-properties style:text-underline-style="none" fo:font-weight="normal" officeooo:rsid="001542fe" style:font-size-asian="15pt" style:font-weight-asian="normal" style:font-size-complex="15pt" style:font-weight-complex="normal"/>
    </style:style>
    <style:style style:name="T29" style:family="text">
      <style:text-properties style:text-underline-style="none" officeooo:rsid="001542fe" style:font-size-asian="15pt" style:font-size-complex="15pt"/>
    </style:style>
    <style:style style:name="T30" style:family="text">
      <style:text-properties style:text-underline-style="solid" style:text-underline-width="auto" style:text-underline-color="font-color" fo:font-weight="normal" officeooo:rsid="0012c409" style:font-size-asian="15pt" style:font-weight-asian="normal" style:font-size-complex="15pt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0c0708" style:font-size-asian="15pt" style:font-weight-asian="normal" style:font-size-complex="15pt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20d51a" style:font-size-asian="15pt" style:font-weight-asian="normal" style:font-size-complex="15pt" style:font-weight-complex="normal"/>
    </style:style>
    <style:style style:name="T33" style:family="text">
      <style:text-properties fo:color="#0000cc" style:text-underline-style="none" officeooo:rsid="0020d51a" style:font-size-asian="15pt" style:font-size-complex="15pt"/>
    </style:style>
    <style:style style:name="T34" style:family="text">
      <style:text-properties fo:color="#0000cc" style:text-underline-style="none" officeooo:rsid="001542fe" style:font-size-asian="15pt" style:font-size-complex="15pt"/>
    </style:style>
    <style:style style:name="T35" style:family="text">
      <style:text-properties fo:color="#0000cc" style:text-underline-style="none" fo:font-weight="normal" officeooo:rsid="001542fe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0000cc" style:font-name="Liberation Serif" fo:letter-spacing="normal" fo:font-style="normal" style:text-underline-style="none" fo:font-weight="bold" officeooo:rsid="00135c72" style:font-size-asian="13.1000003814697pt" style:font-style-asian="normal" style:font-weight-asian="bold" style:font-size-complex="15pt" style:font-style-complex="normal" style:font-weight-complex="bold"/>
    </style:style>
    <style:style style:name="T37" style:family="text">
      <style:text-properties fo:font-variant="normal" fo:text-transform="none" fo:color="#000000" style:font-name="Liberation Serif" fo:letter-spacing="normal" fo:font-style="normal" style:text-underline-style="none" officeooo:rsid="00135c72" style:font-size-asian="13.1000003814697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font-name="Liberation Serif" fo:letter-spacing="normal" fo:font-style="normal" style:text-underline-style="none" officeooo:rsid="00175b5e" style:font-size-asian="13.1000003814697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letter-spacing="normal" fo:font-style="normal" style:text-underline-style="none" officeooo:rsid="0020d51a" style:font-size-asian="13.1000003814697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letter-spacing="normal" fo:font-style="normal" style:text-underline-style="none" officeooo:rsid="00247d5c" style:font-size-asian="13.1000003814697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letter-spacing="normal" fo:font-style="normal" style:text-underline-style="none" officeooo:rsid="0027805b" style:font-size-asian="13.1000003814697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letter-spacing="normal" fo:font-style="normal" style:text-underline-style="none" officeooo:rsid="002793bd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font-style="normal" style:text-underline-style="none" officeooo:rsid="0025b84b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34132" style:font-size-asian="13.1000003814697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style:font-name="Liberation Serif" fo:letter-spacing="normal" fo:font-style="normal" style:font-size-asian="13.1000003814697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style:font-name="Liberation Serif" fo:letter-spacing="normal" fo:font-style="normal" officeooo:rsid="00247d5c" style:font-size-asian="13.1000003814697pt" style:font-style-asian="normal" style:font-weight-asian="normal" style:font-size-complex="1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 text:c="11"/></text:p>
      <text:p text:style-name="P9"/>
      <text:p text:style-name="P9"><text:s text:c="16"/>COLLEGE OF INFORMATION AND COMMUNICATION TECHNOLOGIES</text:p>
      <text:p text:style-name="P9"><text:s text:c="68"/>(COICT)</text:p>
      <text:p text:style-name="P9"/>
      <text:p text:style-name="P9"><text:s text:c="23"/>DEPARTMENT OF COMPUTER SCIENCE AND ENGINEERING.</text:p>
      <text:p text:style-name="P9"/>
      <text:p text:style-name="P9"/>
      <text:p text:style-name="P9"/>
      <text:p text:style-name="P8"/>
      <text:p text:style-name="P8"><text:span text:style-name="T1">PROJECT TITLE:</text:span> <text:span text:style-name="T4">TAILORING MATCH </text:span>MANAGEMENT SYSTEM.</text:p>
      <text:p text:style-name="P10"><text:span text:style-name="T1">Student Name:</text:span> Mrisho Nickson, j</text:p>
      <text:p text:style-name="P10"><text:span text:style-name="T1">Registration Number</text:span>: 2017-04-13115</text:p>
      <text:p text:style-name="P11"><text:span text:style-name="T5">Course Code:</text:span><text:span text:style-name="T7"> </text:span><text:span text:style-name="T6"><text:s/></text:span><text:span text:style-name="T8">IS-282 (Software Development </text:span><text:span text:style-name="T9">II)</text:span></text:p>
      <text:p text:style-name="P12"><text:s text:c="5"/></text:p>
      <text:p text:style-name="P13"/>
      <text:p text:style-name="P13"/>
      <text:p text:style-name="P13"/>
      <text:p text:style-name="P13"/>
      <text:p text:style-name="P18"/>
      <text:p text:style-name="P17"><text:span text:style-name="T2"><text:s/></text:span><text:span text:style-name="T10">Abstracts:</text:span></text:p>
      <text:p text:style-name="P14"><text:span text:style-name="T11"/></text:p>
      <text:p text:style-name="P2"><text:span text:style-name="T12">The main </text:span><text:span text:style-name="T3">Objective</text:span><text:span text:style-name="T12"> of</text:span> <text:span text:style-name="T13">Tailoring Match </text:span><text:span text:style-name="T14">management system</text:span> is <text:span text:style-name="T15">to help both customers to save time for shopping and expanding tailors market.</text:span></text:p>
      <text:p text:style-name="P4">Problem Identification</text:p>
      <text:p text:style-name="P6"><text:tab/><text:span text:style-name="T17">The problem at hand was that the current method employed by the Tailors for their customers to reach their business was unreliable in the market</text:span><text:span text:style-name="T16">, I have found </text:span><text:span text:style-name="T18">that </text:span><text:span text:style-name="T17">ma</text:span><text:span text:style-name="T18">ny</text:span><text:span text:style-name="T17"> customers </text:span><text:span text:style-name="T16">complaining </text:span><text:span text:style-name="T17">about few time they</text:span><text:span text:style-name="T16"> have for shopping </text:span><text:span text:style-name="T19">just</text:span><text:span text:style-name="T16"> </text:span><text:span text:style-name="T17">because they are real busy at work, also I have found many Tailors complaining about few <text:s/>customers visiting their business. </text:span></text:p>
      <text:p text:style-name="P5">Proposed Solution</text:p>
      <text:p text:style-name="P7"><text:span text:style-name="T20"><text:tab/>The challenge recognition(problem definition) was the first step toward problem solving, I put together my ideas and come up with the somehow best solution. That is a </text:span><text:span text:style-name="T21">Web-based System </text:span><text:span text:style-name="T20">that would be able to connect the Tailors and their Customers, since we believed that in </text:span><text:span text:style-name="T22">this</text:span><text:span text:style-name="T20"> 21</text:span><text:span text:style-name="T24">st </text:span><text:span text:style-name="T20">century is the only science and technology take over, almost everyone has access to the </text:span><text:span text:style-name="T23">internet</text:span><text:span text:style-name="T20">.</text:span></text:p>
      <text:p text:style-name="P3"><text:span text:style-name="T25">-The system will offer two type of main users the </text:span><text:span text:style-name="T30">C</text:span><text:span text:style-name="T31">ustomer</text:span><text:span text:style-name="T25"> and the </text:span><text:span text:style-name="T32">Tailor,</text:span></text:p>
      <text:p text:style-name="P3"><text:span text:style-name="T28">the</text:span><text:span text:style-name="T33"> Tailor</text:span><text:span text:style-name="T25"> will </text:span><text:span text:style-name="T26">receive,</text:span><text:span text:style-name="T25">modifies, control and </text:span><text:span text:style-name="T27">keep the system </text:span><text:span text:style-name="T25">up </text:span><text:span text:style-name="T27">to </text:span><text:span text:style-name="T25">dat</text:span><text:span text:style-name="T27">e </text:span><text:span text:style-name="T28">and the</text:span></text:p>
      <text:p text:style-name="P15"><text:span text:style-name="T36">Customer</text:span><text:span text:style-name="T37"> </text:span><text:span text:style-name="T39">will view,select, and upload personal measurement </text:span><text:span text:style-name="T40">to the system</text:span></text:p>
      <text:p text:style-name="P16"><text:span text:style-name="T46">C</text:span><text:span text:style-name="T45">onclusion</text:span></text:p>
      <text:p text:style-name="P15"><text:span text:style-name="T41"><text:tab/>However, the system is going to be benefit to the tailors </text:span><text:span text:style-name="T42">by increasing the market</text:span><text:span text:style-name="T41"> and simplify shopping to the customers, </text:span><text:span text:style-name="T42">The system will be </text:span><text:span text:style-name="T44"><text:s/>A Web-based System </text:span><text:span text:style-name="T42">using</text:span><text:span text:style-name="T43"> Valid html5/css, Javascrip and Python3 </text:span><text:span text:style-name="T42">technologies.</text:span></text:p>
      <text:p text:style-name="P1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9:25:50.322733966</meta:creation-date>
    <dc:date>2019-04-09T09:31:30.511781288</dc:date>
    <meta:editing-duration>PT5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257" meta:character-count="1775" meta:non-whitespace-character-count="1405"/>
  </office:meta>
</office:document-meta>
</file>